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20" style:family="paragraph" style:parent-style-name="Standard">
      <style:text-properties fo:font-weight="bold" officeooo:rsid="00350725" officeooo:paragraph-rsid="003c8651" style:font-weight-asian="bold" style:font-weight-complex="bold"/>
    </style:style>
    <style:style style:name="P21" style:family="paragraph" style:parent-style-name="Standard">
      <style:text-properties fo:font-weight="bold" officeooo:rsid="004459ce" officeooo:paragraph-rsid="004459ce" style:font-weight-asian="bold" style:font-weight-complex="bold"/>
    </style:style>
    <style:style style:name="P22" style:family="paragraph" style:parent-style-name="Standard">
      <style:text-properties fo:font-weight="bold" officeooo:rsid="00454d84" officeooo:paragraph-rsid="00454d84" style:font-weight-asian="bold" style:font-weight-complex="bold"/>
    </style:style>
    <style:style style:name="P23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5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8" style:family="paragraph" style:parent-style-name="Standard">
      <style:text-properties fo:font-weight="normal" officeooo:rsid="004459ce" officeooo:paragraph-rsid="004459ce" style:font-weight-asian="normal" style:font-weight-complex="normal"/>
    </style:style>
    <style:style style:name="P29" style:family="paragraph" style:parent-style-name="Standard">
      <style:text-properties fo:font-weight="normal" officeooo:rsid="0046315e" officeooo:paragraph-rsid="0046315e" style:font-weight-asian="normal" style:font-weight-complex="normal"/>
    </style:style>
    <style:style style:name="P30" style:family="paragraph" style:parent-style-name="Standard">
      <style:text-properties fo:font-weight="normal" officeooo:rsid="00477bc8" officeooo:paragraph-rsid="00477bc8" style:font-weight-asian="normal" style:font-weight-complex="normal"/>
    </style:style>
    <style:style style:name="P31" style:family="paragraph" style:parent-style-name="Standard">
      <style:text-properties officeooo:paragraph-rsid="0018b73f"/>
    </style:style>
    <style:style style:name="P32" style:family="paragraph" style:parent-style-name="Standard">
      <style:text-properties officeooo:rsid="001c930e" officeooo:paragraph-rsid="001c930e"/>
    </style:style>
    <style:style style:name="P33" style:family="paragraph" style:parent-style-name="Standard">
      <style:text-properties officeooo:paragraph-rsid="001ab03d"/>
    </style:style>
    <style:style style:name="P34" style:family="paragraph" style:parent-style-name="Standard">
      <style:text-properties officeooo:paragraph-rsid="00221c6b"/>
    </style:style>
    <style:style style:name="P35" style:family="paragraph" style:parent-style-name="Standard">
      <style:text-properties officeooo:rsid="00164a7a" officeooo:paragraph-rsid="00164a7a"/>
    </style:style>
    <style:style style:name="P36" style:family="paragraph" style:parent-style-name="Standard">
      <style:text-properties officeooo:paragraph-rsid="00295a28"/>
    </style:style>
    <style:style style:name="P37" style:family="paragraph" style:parent-style-name="Standard">
      <style:text-properties officeooo:paragraph-rsid="002b2589"/>
    </style:style>
    <style:style style:name="P38" style:family="paragraph" style:parent-style-name="Standard">
      <style:text-properties officeooo:paragraph-rsid="00350725"/>
    </style:style>
    <style:style style:name="P39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0" style:family="paragraph" style:parent-style-name="Standard">
      <style:paragraph-properties fo:break-before="page"/>
      <style:text-properties officeooo:rsid="00421c9d" officeooo:paragraph-rsid="00295a28"/>
    </style:style>
    <style:style style:name="P41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42" style:family="paragraph" style:parent-style-name="Standard">
      <style:text-properties fo:font-weight="normal" officeooo:rsid="00295a28" style:font-weight-asian="normal" style:font-weight-complex="normal"/>
    </style:style>
    <style:style style:name="P43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44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45" style:family="paragraph" style:parent-style-name="Standard">
      <style:text-properties officeooo:rsid="004aa92c" officeooo:paragraph-rsid="004aa92c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fce8" style:font-weight-asian="bold" style:font-weight-complex="bold"/>
    </style:style>
    <style:style style:name="T11" style:family="text">
      <style:text-properties fo:font-weight="bold" officeooo:rsid="00295a28" style:font-weight-asian="bold" style:font-weight-complex="bold"/>
    </style:style>
    <style:style style:name="T12" style:family="text">
      <style:text-properties fo:font-weight="bold" officeooo:rsid="00350725" style:font-weight-asian="bold" style:font-weight-complex="bold"/>
    </style:style>
    <style:style style:name="T13" style:family="text">
      <style:text-properties officeooo:rsid="0024fce8"/>
    </style:style>
    <style:style style:name="T14" style:family="text">
      <style:text-properties officeooo:rsid="0025d1b8"/>
    </style:style>
    <style:style style:name="T15" style:family="text">
      <style:text-properties officeooo:rsid="0026ef73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 style:font-weight-asian="normal" style:font-weight-complex="normal"/>
    </style:style>
    <style:style style:name="T18" style:family="text">
      <style:text-properties fo:font-style="italic" fo:font-weight="normal" officeooo:rsid="00295a28" style:font-weight-asian="normal" style:font-weight-complex="normal"/>
    </style:style>
    <style:style style:name="T19" style:family="text">
      <style:text-properties fo:font-style="italic" fo:font-weight="normal" officeooo:rsid="00350725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95a28" style:font-weight-asian="normal" style:font-weight-complex="normal"/>
    </style:style>
    <style:style style:name="T22" style:family="text">
      <style:text-properties fo:font-weight="normal" officeooo:rsid="002b2589" style:font-weight-asian="normal" style:font-weight-complex="normal"/>
    </style:style>
    <style:style style:name="T23" style:family="text">
      <style:text-properties fo:font-weight="normal" officeooo:rsid="002c4a90" style:font-weight-asian="normal" style:font-weight-complex="normal"/>
    </style:style>
    <style:style style:name="T24" style:family="text">
      <style:text-properties fo:font-weight="normal" officeooo:rsid="002d36d0" style:font-weight-asian="normal" style:font-weight-complex="normal"/>
    </style:style>
    <style:style style:name="T25" style:family="text">
      <style:text-properties fo:font-weight="normal" officeooo:rsid="002ea27e" style:font-weight-asian="normal" style:font-weight-complex="normal"/>
    </style:style>
    <style:style style:name="T26" style:family="text">
      <style:text-properties fo:font-weight="normal" officeooo:rsid="0031eba6" style:font-weight-asian="normal" style:font-weight-complex="normal"/>
    </style:style>
    <style:style style:name="T27" style:family="text">
      <style:text-properties fo:font-weight="normal" officeooo:rsid="00350725" style:font-weight-asian="normal" style:font-weight-complex="normal"/>
    </style:style>
    <style:style style:name="T28" style:family="text">
      <style:text-properties fo:font-weight="normal" officeooo:rsid="00362c17" style:font-weight-asian="normal" style:font-weight-complex="normal"/>
    </style:style>
    <style:style style:name="T29" style:family="text">
      <style:text-properties fo:font-weight="normal" officeooo:rsid="00375601" style:font-weight-asian="normal" style:font-weight-complex="normal"/>
    </style:style>
    <style:style style:name="T30" style:family="text">
      <style:text-properties fo:font-weight="normal" officeooo:rsid="003d8a11" style:font-weight-asian="normal" style:font-weight-complex="normal"/>
    </style:style>
    <style:style style:name="T31" style:family="text">
      <style:text-properties fo:font-weight="normal" officeooo:rsid="003ecd5d" style:font-weight-asian="normal" style:font-weight-complex="normal"/>
    </style:style>
    <style:style style:name="T32" style:family="text">
      <style:text-properties officeooo:rsid="003a8e81"/>
    </style:style>
    <style:style style:name="T33" style:family="text">
      <style:text-properties officeooo:rsid="0048d095"/>
    </style:style>
    <style:style style:name="T34" style:family="text">
      <style:text-properties officeooo:rsid="004a2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_v2</text:p>
      <text:p text:style-name="P2"/>
      <text:p text:style-name="P29">Dimensions des images :</text:p>
      <text:p text:style-name="P30">900px de large max, <text:span text:style-name="T33">même si affiché à 600 comme ça c’est pas deg</text:span></text:p>
      <text:p text:style-name="P29"/>
      <text:p text:style-name="P28">A faire <text:span text:style-name="T34">et à intégrer</text:span></text:p>
      <text:p text:style-name="P21">vidéo 16:9 de leskitos</text:p>
      <text:p text:style-name="P21">vidéo 16:9 de estienne-lockdown</text:p>
      <text:p text:style-name="P22"/>
      <text:p text:style-name="P45">Faire un rapport largeur écran + largeur max en px pour le buste, comme les images</text:p>
      <text:p text:style-name="P40"/>
      <text:p text:style-name="P18">2020</text:p>
      <text:p text:style-name="P17"/>
      <text:p text:style-name="P17">Lesbian moskitos</text:p>
      <text:p text:style-name="P37"><text:span text:style-name="T18">#gamedesign #gamejam #unity #2D</text:span><text:span text:style-name="T21"> <text:line-break/><text:line-break/>Two mosquitoes </text:span><text:span text:style-name="T22">are</text:span><text:span text:style-name="T21"> on their first date.</text:span></text:p>
      <text:p text:style-name="P37"><text:span text:style-name="T22">Drink, chat and try to</text:span><text:span text:style-name="T21"> make </text:span><text:span text:style-name="T24">the date a success</text:span><text:span text:style-name="T22"> </text:span><text:span text:style-name="T23">by mashing buttons</text:span><text:span text:style-name="T21"><text:line-break/></text:span><text:span text:style-name="T25">(</text:span><text:span text:style-name="T31">T</text:span><text:span text:style-name="T21">wo-player</text:span><text:span text:style-name="T31">s</text:span><text:span text:style-name="T21">-on-</text:span><text:span text:style-name="T30">one</text:span><text:span text:style-name="T21">-gamepad experience</text:span><text:span text:style-name="T25">)</text:span></text:p>
      <text:p text:style-name="P24"/>
      <text:p text:style-name="P24"/>
      <text:p text:style-name="P25"><text:span text:style-name="T9">CAL—LAC </text:span><text:line-break/><text:span text:style-name="T16">#Design #Physical #DigitalHabits #Sustainable</text:span> <text:line-break/><text:line-break/>How can we rethink our digital habits while including their energy use and environmental impact ?</text:p>
      <text:p text:style-name="P25"><text:s/></text:p>
      <text:p text:style-name="P25">&lt;iframe src="https://player.vimeo.com/video/430330823" frameborder="0" width="100%" allow="fullscreen" allowfullscreen&gt;&lt;/iframe&gt;</text:p>
      <text:p text:style-name="P24"/>
      <text:p text:style-name="P36"><text:span text:style-name="T11">Estienne + Lockdown </text:span><text:span text:style-name="T21"><text:line-break/></text:span><text:span text:style-name="T18">#gamedesign #WebVR #A-Frame #3D</text:span><text:span text:style-name="T21"> <text:line-break/><text:line-break/>Applying for a course the old-fashioned way is lame. Catch 10 ghost-students inside a digital </text:span><text:span text:style-name="T26">replica</text:span><text:span text:style-name="T21"> of </text:span><text:span text:style-name="T18">École Estienne</text:span><text:span text:style-name="T21"> and g</text:span><text:span text:style-name="T26">raduate </text:span><text:span text:style-name="T18">i n s t a n t l y</text:span><text:span text:style-name="T21">. <text:line-break/>Playable here : https://leolfg.github.io/lockdown-a-frame/ </text:span></text:p>
      <text:p text:style-name="P42"/>
      <text:p text:style-name="P24"/>
      <text:p text:style-name="P24"/>
      <text:p text:style-name="P24"/>
      <text:p text:style-name="P18">2019</text:p>
      <text:p text:style-name="P26"/>
      <text:p text:style-name="P26"><text:span text:style-name="T9">Asako I&amp;II Credits </text:span><text:line-break/><text:span text:style-name="T16">#MotionDesign #2D #Video </text:span><text:line-break/><text:line-break/>Alternative ending credits for the movie <text:span text:style-name="T16">Asako I&amp;II</text:span>. <text:line-break/>My intention was to blend various images and shots from the movie together using the rotobrush tool. </text:p>
      <text:p text:style-name="P26"/>
      <text:p text:style-name="P26"/>
      <text:p text:style-name="P26"><text:span text:style-name="T9">Quantum Fish </text:span><text:line-break/><text:span text:style-name="T16">#MotionDesign #AfterEffects #ClosingCredits #2D</text:span> <text:line-break/><text:line-break/>Ending sequence for a lecture about quantum physics and fish given at the <text:span text:style-name="T16">Théâtre du Mouffetard</text:span>, Paris. </text:p>
      <text:p text:style-name="P26"/>
      <text:p text:style-name="P38"><text:span text:style-name="T12">X-TREM VR Diary </text:span><text:span text:style-name="T27"><text:line-break/></text:span><text:span text:style-name="T19">#WebVR #Amsterdam #3D #2D #A-Frame </text:span><text:span text:style-name="T27"><text:line-break/><text:line-break/>A little VR experience </text:span><text:span text:style-name="T28">about</text:span><text:span text:style-name="T27"> my </text:span><text:span text:style-name="T29">stay</text:span><text:span text:style-name="T27"> </text:span><text:span text:style-name="T29">in</text:span><text:span text:style-name="T27"> the Netherlands. Enjoy stroopwafels, ride your bike and cook soup in VR. What else ? <text:line-break/>Playable here : https://leolfg.github.io/Carnet_Voyage/ </text:span></text:p>
      <text:p text:style-name="P26"/>
      <text:p text:style-name="P19"><text:soft-page-break/>201<text:span text:style-name="T32">8</text:span></text:p>
      <text:p text:style-name="P19"/>
      <text:p text:style-name="P20">Morning Routine™ <text:line-break/><text:span text:style-name="T17">#Unity #3D #Prototype #C# </text:span><text:span text:style-name="T20"><text:line-break/><text:line-break/>Short "game" about how I get ready for school each day. <text:line-break/>Interact with things, read sentences written in french, eat bread. (Getting familiar with Unity during summer) </text:span></text:p>
      <text:p text:style-name="P27"/>
      <text:p text:style-name="P20">Empreintes <text:line-break/><text:span text:style-name="T17">#WebAR #2D #EcoleEstienne #XR </text:span><text:span text:style-name="T20"><text:line-break/><text:line-break/>AR experiences spread throughout </text:span><text:span text:style-name="T17">École Estienne</text:span><text:span text:style-name="T20">, crafted for a round of lectures called </text:span><text:span text:style-name="T17">Estiennales</text:span><text:span text:style-name="T20">. <text:line-break/>The students are invited to discover exclusive interviews and bonuses using their phones in AR. </text:span></text:p>
      <text:p text:style-name="P44"/>
      <text:p text:style-name="P19">Rouages Des Services <text:span text:style-name="T20"><text:line-break/></text:span><text:span text:style-name="T17">#MotionDesign #2D #Video </text:span><text:span text:style-name="T20"><text:line-break/><text:line-break/>HnD graduation project about online privacy, green ducks, mean cats and social networks. Collage aesthetics because the subject is technical and difficult enough. <text:line-break/></text:span></text:p>
      <text:p text:style-name="P44"/>
      <text:p text:style-name="P39"/>
      <text:p text:style-name="P2">les classes</text:p>
      <text:p text:style-name="P1"/>
      <text:p text:style-name="P16">fonts</text:p>
      <text:p text:style-name="P23">avara_ital</text:p>
      <text:p text:style-name="P23">avara_base</text:p>
      <text:p text:style-name="P23"/>
      <text:p text:style-name="P31"><text:span text:style-name="T9">a.</text:span><text:span text:style-name="T10">basictext</text:span></text:p>
      <text:p text:style-name="P35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13">basictext_</text:span><text:span text:style-name="T14">link</text:span></text:p>
      <text:p text:style-name="P32">liste des projets</text:p>
      <text:p text:style-name="P33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15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4"><text:span text:style-name="T4">a</text:span><text:span text:style-name="T5">.</text:span><text:span text:style-name="T6">pinktitles</text:span></text:p>
      <text:p text:style-name="P34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0-10-18T18:19:47.105000000</dc:date>
    <meta:editing-duration>PT2H10M49S</meta:editing-duration>
    <meta:editing-cycles>56</meta:editing-cycles>
    <meta:generator>LibreOffice/7.0.1.2$Windows_X86_64 LibreOffice_project/7cbcfc562f6eb6708b5ff7d7397325de9e764452</meta:generator>
    <meta:document-statistic meta:table-count="0" meta:image-count="0" meta:object-count="0" meta:page-count="4" meta:paragraph-count="49" meta:word-count="412" meta:character-count="2813" meta:non-whitespace-character-count="2410"/>
  </office:meta>
</office:document-meta>
</file>